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graphic-properties loext:decorative="false"/>
    </style:style>
    <style:style style:name="gr2" style:family="graphic" style:parent-style-name="standard">
      <style:graphic-properties draw:stroke="dash" draw:stroke-dash="Dot" svg:stroke-width="0.02cm" svg:stroke-color="#ffffff" draw:marker-start-width="0.23cm" draw:marker-end-width="0.23cm" draw:fill="gradient" draw:fill-gradient-name="Gradient_20_31" draw:gradient-step-count="0" draw:textarea-vertical-align="middle" fo:padding-top="0.135cm" fo:padding-bottom="0.135cm" fo:padding-left="0.26cm" fo:padding-right="0.26cm" loext:decorative="false"/>
    </style:style>
    <style:style style:name="gr3" style:family="graphic" style:parent-style-name="standard">
      <style:graphic-properties draw:stroke="solid" svg:stroke-width="0.02cm" svg:stroke-color="#813709" draw:marker-start-width="0.23cm" draw:marker-end-width="0.23cm" draw:fill="gradient" draw:fill-gradient-name="Gradient_20_36" draw:gradient-step-count="0" draw:textarea-vertical-align="middle" fo:padding-top="0.135cm" fo:padding-bottom="0.135cm" fo:padding-left="0.26cm" fo:padding-right="0.26cm" loext:decorative="false"/>
    </style:style>
    <style:style style:name="gr4" style:family="graphic">
      <style:graphic-properties style:writing-mode="lr-tb" loext:decorative="false"/>
    </style:style>
    <style:style style:name="gr5" style:family="graphic" style:parent-style-name="standard">
      <style:graphic-properties svg:stroke-width="0.01cm" svg:stroke-color="#224b12" draw:marker-start-width="0.215cm" draw:marker-end-width="0.215cm" draw:fill="gradient" draw:fill-color="#bbe33d" draw:fill-gradient-name="DegVert30" draw:gradient-step-count="0" draw:textarea-vertical-align="middle" fo:padding-top="0.13cm" fo:padding-bottom="0.13cm" fo:padding-left="0.255cm" fo:padding-right="0.255cm" loext:decorative="false"/>
    </style:style>
    <style:style style:name="gr6" style:family="graphic" style:parent-style-name="standard">
      <style:graphic-properties svg:stroke-width="0.01cm" svg:stroke-color="#ff0000" draw:marker-start-width="0.215cm" draw:marker-end-width="0.215cm" draw:fill="gradient" draw:fill-gradient-name="Gradient_20_32" draw:gradient-step-count="0" fo:min-height="0cm" fo:min-width="0cm" fo:padding-top="0.13cm" fo:padding-bottom="0.13cm" fo:padding-left="0.255cm" fo:padding-right="0.255cm" fo:wrap-option="wrap" loext:decorative="false"/>
    </style:style>
    <style:style style:name="gr7" style:family="graphic" style:parent-style-name="standard">
      <style:graphic-properties draw:stroke="none" draw:stroke-dash="Dash_20_Dot_20_1" svg:stroke-width="0cm" svg:stroke-color="#3465a4" draw:marker-start="" draw:marker-start-width="0.2cm" draw:marker-start-center="false" draw:marker-end="" draw:marker-end-width="0.2cm" draw:marker-end-center="false" svg:stroke-opacity="100%" draw:stroke-linejoin="round" svg:stroke-linecap="butt" draw:fill="solid" draw:fill-color="#ff6d6d"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8" style:family="graphic" style:parent-style-name="standard">
      <style:graphic-properties draw:stroke="none" draw:stroke-dash="Dash_20_Dot_20_1" svg:stroke-width="0cm" svg:stroke-color="#3465a4" draw:marker-start="" draw:marker-start-width="0.2cm" draw:marker-start-center="false" draw:marker-end="" draw:marker-end-width="0.2cm" draw:marker-end-center="false" svg:stroke-opacity="100%" draw:stroke-linejoin="round" svg:stroke-linecap="butt" draw:fill="solid" draw:fill-color="#ff6d6d"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horizontal-segments="24" dr3d:vertical-segments="24" dr3d:backface-culling="enabled" dr3d:normals-kind="object" dr3d:normals-direction="inverse" dr3d:texture-filter="enabled" dr3d:diffuse-color="#00b8ff" dr3d:emissive-color="#000000" dr3d:specular-color="#ff8000" dr3d:shininess="15%" dr3d:shadow="hidden" loext:decorative="false"/>
    </style:style>
    <style:style style:name="P1" style:family="paragraph">
      <loext:graphic-properties draw:fill="gradient" draw:fill-gradient-name="Gradient_20_31" draw:gradient-step-count="0"/>
      <style:paragraph-properties fo:text-align="center"/>
    </style:style>
    <style:style style:name="P2" style:family="paragraph">
      <loext:graphic-properties draw:fill="gradient" draw:fill-gradient-name="Gradient_20_36" draw:gradient-step-count="0"/>
      <style:paragraph-properties fo:text-align="center"/>
    </style:style>
    <style:style style:name="P3" style:family="paragraph">
      <loext:graphic-properties draw:fill="gradient" draw:fill-color="#bbe33d" draw:fill-gradient-name="DegVert30" draw:gradient-step-count="0"/>
      <style:paragraph-properties fo:text-align="center"/>
    </style:style>
    <style:style style:name="P4" style:family="paragraph">
      <loext:graphic-properties draw:fill="gradient" draw:fill-gradient-name="Gradient_20_32" draw:gradient-step-count="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style-name="gr1">
          <draw:polygon draw:style-name="gr2" draw:text-style-name="P1" draw:layer="layout" svg:width="1.945cm" svg:height="0.861cm" svg:x="0.03cm" svg:y="0.974cm" svg:viewBox="0 0 1946 862" draw:points="0,862 1703,862 1946,0 912,0">
            <text:p/>
          </draw:polygon>
          <draw:polygon draw:style-name="gr3" draw:text-style-name="P2" draw:layer="layout" svg:width="0.756cm" svg:height="0.786cm" svg:x="0.346cm" svg:y="1.012cm" svg:viewBox="0 0 757 787" draw:points="0,784 165,787 757,0 700,3">
            <text:p/>
          </draw:polygon>
          <draw:polygon draw:style-name="gr3" draw:text-style-name="P2" draw:layer="layout" svg:width="0.598cm" svg:height="0.773cm" svg:x="0.847cm" svg:y="1.026cm" svg:viewBox="0 0 599 774" draw:points="0,771 135,774 599,0 542,0">
            <text:p/>
          </draw:polygon>
          <draw:polygon draw:style-name="gr3" draw:text-style-name="P2" draw:layer="layout" svg:width="0.474cm" svg:height="0.776cm" svg:x="1.347cm" svg:y="1.023cm" svg:viewBox="0 0 475 777" draw:points="0,774 105,777 475,0 418,5">
            <text:p/>
          </draw:polygon>
        </draw:g>
        <draw:g draw:style-name="gr1">
          <draw:polygon draw:style-name="gr2" draw:text-style-name="P1" draw:layer="layout" svg:width="1.945cm" svg:height="0.861cm" svg:x="0.03cm" svg:y="0.575cm" svg:viewBox="0 0 1946 862" draw:points="0,862 1703,862 1946,0 912,0">
            <text:p/>
          </draw:polygon>
          <draw:polygon draw:style-name="gr3" draw:text-style-name="P2" draw:layer="layout" svg:width="0.756cm" svg:height="0.786cm" svg:x="0.346cm" svg:y="0.613cm" svg:viewBox="0 0 757 787" draw:points="0,784 165,787 757,0 700,3">
            <text:p/>
          </draw:polygon>
          <draw:polygon draw:style-name="gr3" draw:text-style-name="P2" draw:layer="layout" svg:width="0.598cm" svg:height="0.773cm" svg:x="0.847cm" svg:y="0.627cm" svg:viewBox="0 0 599 774" draw:points="0,771 135,774 599,0 542,0">
            <text:p/>
          </draw:polygon>
          <draw:polygon draw:style-name="gr3" draw:text-style-name="P2" draw:layer="layout" svg:width="0.474cm" svg:height="0.776cm" svg:x="1.347cm" svg:y="0.624cm" svg:viewBox="0 0 475 777" draw:points="0,774 105,777 475,0 418,5">
            <text:p/>
          </draw:polygon>
        </draw:g>
        <draw:g draw:style-name="gr1">
          <draw:polygon draw:style-name="gr2" draw:text-style-name="P1" draw:layer="layout" svg:width="1.945cm" svg:height="0.861cm" svg:x="0.03cm" svg:y="0.176cm" svg:viewBox="0 0 1946 862" draw:points="0,862 1703,862 1946,0 912,0">
            <text:p/>
          </draw:polygon>
          <draw:polygon draw:style-name="gr3" draw:text-style-name="P2" draw:layer="layout" svg:width="0.756cm" svg:height="0.786cm" svg:x="0.346cm" svg:y="0.214cm" svg:viewBox="0 0 757 787" draw:points="0,784 165,787 757,0 700,3">
            <text:p/>
          </draw:polygon>
          <draw:polygon draw:style-name="gr3" draw:text-style-name="P2" draw:layer="layout" svg:width="0.598cm" svg:height="0.773cm" svg:x="0.847cm" svg:y="0.228cm" svg:viewBox="0 0 599 774" draw:points="0,771 135,774 599,0 542,0">
            <text:p/>
          </draw:polygon>
          <draw:polygon draw:style-name="gr3" draw:text-style-name="P2" draw:layer="layout" svg:width="0.474cm" svg:height="0.776cm" svg:x="1.347cm" svg:y="0.225cm" svg:viewBox="0 0 475 777" draw:points="0,774 105,777 475,0 418,5">
            <text:p/>
          </draw:polygon>
        </draw:g>
        <draw:g draw:style-name="gr4">
          <draw:polygon draw:style-name="gr5" draw:text-style-name="P3" draw:layer="layout" svg:width="0.348cm" svg:height="0.36cm" svg:x="0.888cm" svg:y="0.123cm" svg:viewBox="0 0 349 361" draw:points="173,361 173,260 163,233 117,193 60,167 23,135 0,80 3,42 13,22 49,60 79,114 108,148 160,193 167,135 211,135 206,190 244,130 279,65 299,32 321,13 349,0 344,42 325,102 299,148 256,187 219,223 206,253 203,298 207,343 213,359">
            <text:p/>
          </draw:polygon>
          <draw:custom-shape draw:style-name="gr6" draw:text-style-name="P4" draw:layer="layout" svg:width="0.225cm" svg:height="0.181cm" svg:x="0.97cm" svg:y="0.11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3d:scene draw:style-name="gr7" svg:width="0.15cm" svg:height="0.121cm" svg:x="1.005cm" svg:y="0.142cm" dr3d:vrp="(0 0 16885.7142857143)" dr3d:vpn="(0 0 14285.7142857143)" dr3d:projection="perspective" dr3d:distance="2.6cm" dr3d:focal-length="10cm" dr3d:shadow-slant="0" dr3d:shade-mode="gouraud" dr3d:ambient-color="#8d281e" dr3d:lighting-mode="false">
            <dr3d:light dr3d:diffuse-color="#784b04" dr3d:direction="(-0.338877169018549 0.66314275642796 0.667385907039624)"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 draw:layer="layout"/>
          </dr3d:scene>
        </draw:g>
        <draw:g draw:style-name="gr4">
          <draw:polygon draw:style-name="gr5" draw:text-style-name="P3" draw:layer="layout" svg:width="0.453cm" svg:height="0.621cm" svg:x="0.384cm" svg:y="0.387cm" svg:viewBox="0 0 454 622" draw:points="225,622 225,449 211,403 152,334 77,288 30,233 0,138 4,71 16,37 64,104 102,197 140,256 207,333 217,233 274,233 267,327 317,223 362,111 389,55 417,23 454,0 447,71 422,177 389,253 332,323 285,385 267,437 264,512 269,592 276,619">
            <text:p/>
          </draw:polygon>
          <draw:custom-shape draw:style-name="gr6" draw:text-style-name="P4" draw:layer="layout" svg:width="0.293cm" svg:height="0.312cm" svg:x="0.491cm" svg:y="0.364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3d:scene draw:style-name="gr7" svg:width="0.195cm" svg:height="0.208cm" svg:x="0.536cm" svg:y="0.419cm" dr3d:vrp="(0 0 16885.7142857143)" dr3d:vpn="(0 0 14285.7142857143)" dr3d:projection="perspective" dr3d:distance="2.6cm" dr3d:focal-length="10cm" dr3d:shadow-slant="0" dr3d:shade-mode="gouraud" dr3d:ambient-color="#8d281e" dr3d:lighting-mode="false">
            <dr3d:light dr3d:diffuse-color="#784b04" dr3d:direction="(-0.338877169018549 0.66314275642796 0.667385907039624)"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 draw:layer="layout"/>
          </dr3d:scene>
        </draw:g>
        <draw:g draw:style-name="gr4">
          <draw:polygon draw:style-name="gr5" draw:text-style-name="P3" draw:layer="layout" svg:width="0.359cm" svg:height="0.393cm" svg:x="1.452cm" svg:y="0.103cm" svg:viewBox="0 0 360 394" draw:points="178,394 178,283 168,254 120,211 61,182 24,148 0,88 3,46 13,24 51,66 81,125 111,162 165,210 172,148 218,148 212,206 251,142 287,71 308,35 331,14 360,0 354,46 335,112 308,161 264,204 226,244 212,277 209,324 214,374 219,391">
            <text:p/>
          </draw:polygon>
          <draw:custom-shape draw:style-name="gr6" draw:text-style-name="P4" draw:layer="layout" svg:width="0.232cm" svg:height="0.198cm" svg:x="1.537cm" svg:y="0.089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3d:scene draw:style-name="gr7" svg:width="0.154cm" svg:height="0.132cm" svg:x="1.573cm" svg:y="0.124cm" dr3d:vrp="(0 0 16885.7142857143)" dr3d:vpn="(0 0 14285.7142857143)" dr3d:projection="perspective" dr3d:distance="2.6cm" dr3d:focal-length="10cm" dr3d:shadow-slant="0" dr3d:shade-mode="gouraud" dr3d:ambient-color="#8d281e" dr3d:lighting-mode="false">
            <dr3d:light dr3d:diffuse-color="#784b04" dr3d:direction="(-0.338877169018549 0.66314275642796 0.667385907039624)"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 draw:layer="layout"/>
          </dr3d:scene>
        </draw:g>
        <draw:g draw:style-name="gr4">
          <draw:polygon draw:style-name="gr5" draw:text-style-name="P3" draw:layer="layout" svg:width="0.426cm" svg:height="0.652cm" svg:x="1.162cm" svg:y="0.362cm" svg:viewBox="0 0 427 653" draw:points="212,653 212,470 199,421 143,351 73,302 28,245 0,145 4,75 15,39 60,109 96,207 132,268 195,349 204,245 258,245 251,343 298,235 341,117 366,57 392,24 427,0 420,75 397,185 366,266 313,339 268,404 251,459 248,538 253,621 260,650">
            <text:p/>
          </draw:polygon>
          <draw:custom-shape draw:style-name="gr6" draw:text-style-name="P4" draw:layer="layout" svg:width="0.275cm" svg:height="0.328cm" svg:x="1.263cm" svg:y="0.338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3d:scene draw:style-name="gr7" svg:width="0.183cm" svg:height="0.219cm" svg:x="1.305cm" svg:y="0.395cm" dr3d:vrp="(0 0 16885.7142857143)" dr3d:vpn="(0 0 14285.7142857143)" dr3d:projection="perspective" dr3d:distance="2.6cm" dr3d:focal-length="10cm" dr3d:shadow-slant="0" dr3d:shade-mode="gouraud" dr3d:ambient-color="#8d281e" dr3d:lighting-mode="false">
            <dr3d:light dr3d:diffuse-color="#784b04" dr3d:direction="(-0.338877169018549 0.66314275642796 0.667385907039624)"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 draw:layer="layout"/>
          </dr3d:scene>
        </draw:g>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DegVert30"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_20_31" draw:display-name="Gradient 31" draw:style="linear" draw:start-color="#b47804" draw:end-color="#813709" draw:start-intensity="100%" draw:end-intensity="100%" draw:angle="164deg" draw:border="0%">
      <loext:gradient-stop svg:offset="0" loext:color-type="rgb" loext:color-value="#b47804"/>
      <loext:gradient-stop svg:offset="1" loext:color-type="rgb" loext:color-value="#813709"/>
    </draw:gradient>
    <draw:gradient draw:name="Gradient_20_32" draw:display-name="Gradient 32" draw:style="linear" draw:start-color="#ffff00" draw:end-color="#ff8000" draw:start-intensity="100%" draw:end-intensity="100%" draw:angle="30deg" draw:border="0%">
      <loext:gradient-stop svg:offset="0" loext:color-type="rgb" loext:color-value="#ffff00"/>
      <loext:gradient-stop svg:offset="1" loext:color-type="rgb" loext:color-value="#ff8000"/>
    </draw:gradient>
    <draw:gradient draw:name="Gradient_20_36" draw:display-name="Gradient 36" draw:style="linear" draw:start-color="#b47804" draw:end-color="#41190d" draw:start-intensity="100%" draw:end-intensity="100%" draw:angle="50deg" draw:border="15%">
      <loext:gradient-stop svg:offset="0" loext:color-type="rgb" loext:color-value="#b47804"/>
      <loext:gradient-stop svg:offset="1" loext:color-type="rgb" loext:color-value="#41190d"/>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stroke-dash draw:name="Dash_20_Dot_20_1" draw:display-name="Dash Dot 1"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cm" fo:page-height="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c </meta:initial-creator>
    <meta:creation-date>2024-11-19T06:14:33.351699737</meta:creation-date>
    <dc:date>2024-12-23T16:33:01.937194379</dc:date>
    <dc:creator>Marc</dc:creator>
    <meta:editing-duration>PT2H25M31S</meta:editing-duration>
    <meta:editing-cycles>20</meta:editing-cycles>
    <meta:generator>LibreOffice/24.2.7.2$Linux_X86_64 LibreOffice_project/420$Build-2</meta:generator>
    <meta:document-statistic meta:object-count="35"/>
  </office:meta>
</office:document-meta>
</file>